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Homogenous Coordinates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Team 8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at is HomoCoord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n short, we add one more extra coordinate in any cartesian systme in order to perform various activites on objects inside those cartesian system</text:p>
              </text:list-item>
              <text:list-item>
                <text:p text:style-name="P1">It includes translation, rotation, scaling, shearing, reflection and projection</text:p>
              </text:list-item>
              <text:list-item>
                <text:p text:style-name="P1">For our project, we will stick to TRANSLATION, ROTATION and SCALING</text:p>
              </text:list-item>
              <text:list-item>
                <text:p text:style-name="P1">However, we should include one extra in order to impress and state clearly that we have worked hard as well as with genuine interes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Computer Graphic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It refers to creating, manipulating and displaying VISUAL content using computers</text:p>
              </text:list-item>
              <text:list-item>
                <text:p>There are 2 BROAD categories, namely 2D &amp; 3D graphic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<text:s/>What our project should include!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Intro to HomoCoords</text:p>
              </text:list-item>
              <text:list-item>
                <text:p>Intro to various possible geometric tranformations</text:p>
              </text:list-item>
              <text:list-item>
                <text:p>Intro to translation, rotation and scaling</text:p>
              </text:list-item>
              <text:list-item>
                <text:p>Diving deeper into each of them with HomoCoords</text:p>
              </text:list-item>
              <text:list-item>
                <text:p>Using examples and pics as well as flowcharts</text:p>
              </text:list-item>
              <text:list-item>
                <text:p>Intro to Computer Graphics </text:p>
              </text:list-item>
              <text:list-item>
                <text:p>Intro to categories and how they are different</text:p>
              </text:list-item>
              <text:list-item>
                <text:p>Intro to 2D Computer graphics</text:p>
              </text:list-item>
              <text:list-item>
                <text:p>Diving deeper into 2D graphics with HomoCoords</text:p>
              </text:list-item>
              <text:list-item>
                <text:p>Implementing HomoCoords with Code exampl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Extra Point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Intro to 3D graphics</text:p>
              </text:list-item>
              <text:list-item>
                <text:p>Using projection as one of the extra geometric tranformations</text:p>
              </text:list-item>
              <text:list-item>
                <text:p>Showing projection in 3D with live examples (3D structures)</text:p>
              </text:list-item>
              <text:list-item>
                <text:p>If possible then code for THIS als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Bibliography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Inlcuding all the sources used for the projec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Team 80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Sairam Babu <text:s text:c="15"/>Karan Nijhavan <text:s text:c="13"/>Daksh Shah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3T06:25:18.074920468</meta:creation-date>
    <meta:editing-duration>PT18M13S</meta:editing-duration>
    <meta:editing-cycles>13</meta:editing-cycles>
    <meta:generator>LibreOffice/7.3.7.2$Linux_X86_64 LibreOffice_project/30$Build-2</meta:generator>
    <dc:title>Blueprint Plans</dc:title>
    <dc:date>2023-06-03T06:43:37.479821186</dc:date>
    <meta:document-statistic meta:object-count="82"/>
  </office:meta>
</office:document-meta>
</file>